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R-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WR/Tj</text:p>
          </table:table-cell>
          <table:table-cell office:value-type="string" calcext:value-type="string">
            <text:p>cei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464" calcext:value-type="float">
            <text:p>0,464</text:p>
          </table:table-cell>
          <table:table-cell table:number-columns-repeated="2"/>
          <table:table-cell table:formula="of:=[.B2]+[.C2]" office:value-type="float" office:value="640.464" calcext:value-type="float">
            <text:p>640,4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640" calcext:value-type="float">
            <text:p>640</text:p>
          </table:table-cell>
          <table:table-cell table:formula="of:=[.C2]" office:value-type="float" office:value="0.464" calcext:value-type="float">
            <text:p>0,464</text:p>
          </table:table-cell>
          <table:table-cell table:formula="of:=[.F2]/0.977" office:value-type="float" office:value="655.541453428864" calcext:value-type="float">
            <text:p>655,5414534289</text:p>
          </table:table-cell>
          <table:table-cell table:formula="of:=CEILING([.D3];1)" office:value-type="float" office:value="656" calcext:value-type="float">
            <text:p>656</text:p>
          </table:table-cell>
          <table:table-cell table:formula="of:=[.B3]+[.E3]*[.C3]" office:value-type="float" office:value="944.384" calcext:value-type="float">
            <text:p>944,3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640" calcext:value-type="float">
            <text:p>640</text:p>
          </table:table-cell>
          <table:table-cell table:formula="of:=[.C3]" office:value-type="float" office:value="0.464" calcext:value-type="float">
            <text:p>0,464</text:p>
          </table:table-cell>
          <table:table-cell table:formula="of:=[.F3]/0.977" office:value-type="float" office:value="966.616171954964" calcext:value-type="float">
            <text:p>966,616171955</text:p>
          </table:table-cell>
          <table:table-cell table:formula="of:=CEILING([.D4];1)" office:value-type="float" office:value="967" calcext:value-type="float">
            <text:p>967</text:p>
          </table:table-cell>
          <table:table-cell table:formula="of:=[.B4]+[.E4]*[.C4]" office:value-type="float" office:value="1088.688" calcext:value-type="float">
            <text:p>1088,6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640" calcext:value-type="float">
            <text:p>640</text:p>
          </table:table-cell>
          <table:table-cell table:formula="of:=[.C4]" office:value-type="float" office:value="0.464" calcext:value-type="float">
            <text:p>0,464</text:p>
          </table:table-cell>
          <table:table-cell table:formula="of:=[.F4]/0.977" office:value-type="float" office:value="1114.31729785056" calcext:value-type="float">
            <text:p>1114,3172978506</text:p>
          </table:table-cell>
          <table:table-cell table:formula="of:=CEILING([.D5];1)" office:value-type="float" office:value="1115" calcext:value-type="float">
            <text:p>1115</text:p>
          </table:table-cell>
          <table:table-cell table:formula="of:=[.B5]+[.E5]*[.C5]" office:value-type="float" office:value="1157.36" calcext:value-type="float">
            <text:p>1157,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640" calcext:value-type="float">
            <text:p>640</text:p>
          </table:table-cell>
          <table:table-cell table:formula="of:=[.C5]" office:value-type="float" office:value="0.464" calcext:value-type="float">
            <text:p>0,464</text:p>
          </table:table-cell>
          <table:table-cell table:formula="of:=[.F5]/0.977" office:value-type="float" office:value="1184.60593654043" calcext:value-type="float">
            <text:p>1184,6059365404</text:p>
          </table:table-cell>
          <table:table-cell table:formula="of:=CEILING([.D6];1)" office:value-type="float" office:value="1185" calcext:value-type="float">
            <text:p>1185</text:p>
          </table:table-cell>
          <table:table-cell table:formula="of:=[.B6]+[.E6]*[.C6]" office:value-type="float" office:value="1189.84" calcext:value-type="float">
            <text:p>1189,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640" calcext:value-type="float">
            <text:p>640</text:p>
          </table:table-cell>
          <table:table-cell table:formula="of:=[.C6]" office:value-type="float" office:value="0.464" calcext:value-type="float">
            <text:p>0,464</text:p>
          </table:table-cell>
          <table:table-cell table:formula="of:=[.F6]/0.977" office:value-type="float" office:value="1217.8505629478" calcext:value-type="float">
            <text:p>1217,8505629478</text:p>
          </table:table-cell>
          <table:table-cell table:formula="of:=CEILING([.D7];1)" office:value-type="float" office:value="1218" calcext:value-type="float">
            <text:p>1218</text:p>
          </table:table-cell>
          <table:table-cell table:formula="of:=[.B7]+[.E7]*[.C7]" office:value-type="float" office:value="1205.152" calcext:value-type="float">
            <text:p>1205,1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640" calcext:value-type="float">
            <text:p>640</text:p>
          </table:table-cell>
          <table:table-cell table:formula="of:=[.C7]" office:value-type="float" office:value="0.464" calcext:value-type="float">
            <text:p>0,464</text:p>
          </table:table-cell>
          <table:table-cell table:formula="of:=[.F7]/0.977" office:value-type="float" office:value="1233.5230296827" calcext:value-type="float">
            <text:p>1233,5230296827</text:p>
          </table:table-cell>
          <table:table-cell table:formula="of:=CEILING([.D8];1)" office:value-type="float" office:value="1234" calcext:value-type="float">
            <text:p>1234</text:p>
          </table:table-cell>
          <table:table-cell table:formula="of:=[.B8]+[.E8]*[.C8]" office:value-type="float" office:value="1212.576" calcext:value-type="float">
            <text:p>1212,5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640" calcext:value-type="float">
            <text:p>640</text:p>
          </table:table-cell>
          <table:table-cell table:formula="of:=[.C8]" office:value-type="float" office:value="0.464" calcext:value-type="float">
            <text:p>0,464</text:p>
          </table:table-cell>
          <table:table-cell table:formula="of:=[.F8]/0.977" office:value-type="float" office:value="1241.12180143296" calcext:value-type="float">
            <text:p>1241,121801433</text:p>
          </table:table-cell>
          <table:table-cell table:formula="of:=CEILING([.D9];1)" office:value-type="float" office:value="1242" calcext:value-type="float">
            <text:p>1242</text:p>
          </table:table-cell>
          <table:table-cell table:formula="of:=[.B9]+[.E9]*[.C9]" office:value-type="float" office:value="1216.288" calcext:value-type="float">
            <text:p>1216,2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640" calcext:value-type="float">
            <text:p>640</text:p>
          </table:table-cell>
          <table:table-cell table:formula="of:=[.C9]" office:value-type="float" office:value="0.464" calcext:value-type="float">
            <text:p>0,464</text:p>
          </table:table-cell>
          <table:table-cell table:formula="of:=[.F9]/0.977" office:value-type="float" office:value="1244.92118730809" calcext:value-type="float">
            <text:p>1244,9211873081</text:p>
          </table:table-cell>
          <table:table-cell table:formula="of:=CEILING([.D10];1)" office:value-type="float" office:value="1245" calcext:value-type="float">
            <text:p>1245</text:p>
          </table:table-cell>
          <table:table-cell table:formula="of:=[.B10]+[.E10]*[.C10]" office:value-type="float" office:value="1217.68" calcext:value-type="float">
            <text:p>1217,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640" calcext:value-type="float">
            <text:p>640</text:p>
          </table:table-cell>
          <table:table-cell table:formula="of:=[.C10]" office:value-type="float" office:value="0.464" calcext:value-type="float">
            <text:p>0,464</text:p>
          </table:table-cell>
          <table:table-cell table:formula="of:=[.F10]/0.977" office:value-type="float" office:value="1246.34595701126" calcext:value-type="float">
            <text:p>1246,3459570113</text:p>
          </table:table-cell>
          <table:table-cell table:formula="of:=CEILING([.D11];1)" office:value-type="float" office:value="1247" calcext:value-type="float">
            <text:p>1247</text:p>
          </table:table-cell>
          <table:table-cell table:formula="of:=[.B11]+[.E11]*[.C11]" office:value-type="float" office:value="1218.608" calcext:value-type="float">
            <text:p>1218,6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640" calcext:value-type="float">
            <text:p>640</text:p>
          </table:table-cell>
          <table:table-cell table:formula="of:=[.C11]" office:value-type="float" office:value="0.464" calcext:value-type="float">
            <text:p>0,464</text:p>
          </table:table-cell>
          <table:table-cell table:formula="of:=[.F11]/0.977" office:value-type="float" office:value="1247.29580348004" calcext:value-type="float">
            <text:p>1247,29580348</text:p>
          </table:table-cell>
          <table:table-cell table:formula="of:=CEILING([.D12];1)" office:value-type="float" office:value="1248" calcext:value-type="float">
            <text:p>1248</text:p>
          </table:table-cell>
          <table:table-cell table:formula="of:=[.B12]+[.E12]*[.C12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640" calcext:value-type="float">
            <text:p>640</text:p>
          </table:table-cell>
          <table:table-cell table:formula="of:=[.C12]" office:value-type="float" office:value="0.464" calcext:value-type="float">
            <text:p>0,464</text:p>
          </table:table-cell>
          <table:table-cell table:formula="of:=[.F12]/0.977" office:value-type="float" office:value="1247.77072671443" calcext:value-type="float">
            <text:p>1247,7707267144</text:p>
          </table:table-cell>
          <table:table-cell table:style-name="ce1" table:formula="of:=CEILING([.D13];1)" office:value-type="float" office:value="1248" calcext:value-type="float">
            <text:p>1248</text:p>
          </table:table-cell>
          <table:table-cell table:formula="of:=[.B13]+[.E13]*[.C13]" office:value-type="float" office:value="1219.072" calcext:value-type="float">
            <text:p>1219,072</text:p>
          </table:table-cell>
          <table:table-cell table:formula="of:=[.F13]-[.B13]" office:value-type="float" office:value="579.072" calcext:value-type="float">
            <text:p>579,072</text:p>
          </table:table-cell>
          <table:table-cell table:style-name="ce2" table:formula="of:=[.G13]/[.C13]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640" calcext:value-type="float">
            <text:p>640</text:p>
          </table:table-cell>
          <table:table-cell table:formula="of:=[.C13]" office:value-type="float" office:value="0.464" calcext:value-type="float">
            <text:p>0,464</text:p>
          </table:table-cell>
          <table:table-cell table:formula="of:=[.F13]/0.977" office:value-type="float" office:value="1247.77072671443" calcext:value-type="float">
            <text:p>1247,7707267144</text:p>
          </table:table-cell>
          <table:table-cell table:style-name="ce1" table:formula="of:=CEILING([.D14];1)" office:value-type="float" office:value="1248" calcext:value-type="float">
            <text:p>1248</text:p>
          </table:table-cell>
          <table:table-cell table:formula="of:=[.B14]+[.E14]*[.C14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640" calcext:value-type="float">
            <text:p>640</text:p>
          </table:table-cell>
          <table:table-cell table:formula="of:=[.C14]" office:value-type="float" office:value="0.464" calcext:value-type="float">
            <text:p>0,464</text:p>
          </table:table-cell>
          <table:table-cell table:formula="of:=[.F14]/0.977" office:value-type="float" office:value="1247.77072671443" calcext:value-type="float">
            <text:p>1247,7707267144</text:p>
          </table:table-cell>
          <table:table-cell table:style-name="ce1" table:formula="of:=CEILING([.D15];1)" office:value-type="float" office:value="1248" calcext:value-type="float">
            <text:p>1248</text:p>
          </table:table-cell>
          <table:table-cell table:formula="of:=[.B15]+[.E15]*[.C15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640" calcext:value-type="float">
            <text:p>640</text:p>
          </table:table-cell>
          <table:table-cell table:formula="of:=[.C15]" office:value-type="float" office:value="0.464" calcext:value-type="float">
            <text:p>0,464</text:p>
          </table:table-cell>
          <table:table-cell table:formula="of:=[.F15]/0.977" office:value-type="float" office:value="1247.77072671443" calcext:value-type="float">
            <text:p>1247,7707267144</text:p>
          </table:table-cell>
          <table:table-cell table:style-name="ce1" table:formula="of:=CEILING([.D16];1)" office:value-type="float" office:value="1248" calcext:value-type="float">
            <text:p>1248</text:p>
          </table:table-cell>
          <table:table-cell table:formula="of:=[.B16]+[.E16]*[.C16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640" calcext:value-type="float">
            <text:p>640</text:p>
          </table:table-cell>
          <table:table-cell table:formula="of:=[.C16]" office:value-type="float" office:value="0.464" calcext:value-type="float">
            <text:p>0,464</text:p>
          </table:table-cell>
          <table:table-cell table:formula="of:=[.F16]/0.977" office:value-type="float" office:value="1247.77072671443" calcext:value-type="float">
            <text:p>1247,7707267144</text:p>
          </table:table-cell>
          <table:table-cell table:style-name="ce1" table:formula="of:=CEILING([.D17];1)" office:value-type="float" office:value="1248" calcext:value-type="float">
            <text:p>1248</text:p>
          </table:table-cell>
          <table:table-cell table:formula="of:=[.B17]+[.E17]*[.C17]" office:value-type="float" office:value="1219.072" calcext:value-type="float">
            <text:p>1219,072</text:p>
          </table:table-cell>
          <table:table-cell table:formula="of:=[.F17]/[.C13]" office:value-type="float" office:value="2627.31034482759" calcext:value-type="float">
            <text:p>2627,31034482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640" calcext:value-type="float">
            <text:p>640</text:p>
          </table:table-cell>
          <table:table-cell table:formula="of:=[.C17]" office:value-type="float" office:value="0.464" calcext:value-type="float">
            <text:p>0,464</text:p>
          </table:table-cell>
          <table:table-cell table:formula="of:=[.F17]/0.977" office:value-type="float" office:value="1247.77072671443" calcext:value-type="float">
            <text:p>1247,7707267144</text:p>
          </table:table-cell>
          <table:table-cell table:style-name="ce1" table:formula="of:=CEILING([.D18];1)" office:value-type="float" office:value="1248" calcext:value-type="float">
            <text:p>1248</text:p>
          </table:table-cell>
          <table:table-cell table:formula="of:=[.B18]+[.E18]*[.C18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640" calcext:value-type="float">
            <text:p>640</text:p>
          </table:table-cell>
          <table:table-cell table:formula="of:=[.C18]" office:value-type="float" office:value="0.464" calcext:value-type="float">
            <text:p>0,464</text:p>
          </table:table-cell>
          <table:table-cell table:formula="of:=[.F18]/0.977" office:value-type="float" office:value="1247.77072671443" calcext:value-type="float">
            <text:p>1247,7707267144</text:p>
          </table:table-cell>
          <table:table-cell table:style-name="ce1" table:formula="of:=CEILING([.D19];1)" office:value-type="float" office:value="1248" calcext:value-type="float">
            <text:p>1248</text:p>
          </table:table-cell>
          <table:table-cell table:formula="of:=[.B19]+[.E19]*[.C19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640" calcext:value-type="float">
            <text:p>640</text:p>
          </table:table-cell>
          <table:table-cell table:formula="of:=[.C19]" office:value-type="float" office:value="0.464" calcext:value-type="float">
            <text:p>0,464</text:p>
          </table:table-cell>
          <table:table-cell table:formula="of:=[.F19]/0.977" office:value-type="float" office:value="1247.77072671443" calcext:value-type="float">
            <text:p>1247,7707267144</text:p>
          </table:table-cell>
          <table:table-cell table:style-name="ce1" table:formula="of:=CEILING([.D20];1)" office:value-type="float" office:value="1248" calcext:value-type="float">
            <text:p>1248</text:p>
          </table:table-cell>
          <table:table-cell table:formula="of:=[.B20]+[.E20]*[.C20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640" calcext:value-type="float">
            <text:p>640</text:p>
          </table:table-cell>
          <table:table-cell table:formula="of:=[.C20]" office:value-type="float" office:value="0.464" calcext:value-type="float">
            <text:p>0,464</text:p>
          </table:table-cell>
          <table:table-cell table:formula="of:=[.F20]/0.977" office:value-type="float" office:value="1247.77072671443" calcext:value-type="float">
            <text:p>1247,7707267144</text:p>
          </table:table-cell>
          <table:table-cell table:style-name="ce1" table:formula="of:=CEILING([.D21];1)" office:value-type="float" office:value="1248" calcext:value-type="float">
            <text:p>1248</text:p>
          </table:table-cell>
          <table:table-cell table:formula="of:=[.B21]+[.E21]*[.C21]" office:value-type="float" office:value="1219.072" calcext:value-type="float">
            <text:p>1219,0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640" calcext:value-type="float">
            <text:p>640</text:p>
          </table:table-cell>
          <table:table-cell table:formula="of:=[.C21]" office:value-type="float" office:value="0.464" calcext:value-type="float">
            <text:p>0,464</text:p>
          </table:table-cell>
          <table:table-cell table:formula="of:=[.F21]/0.977" office:value-type="float" office:value="1247.77072671443" calcext:value-type="float">
            <text:p>1247,7707267144</text:p>
          </table:table-cell>
          <table:table-cell table:style-name="ce1" table:formula="of:=CEILING([.D22];1)" office:value-type="float" office:value="1248" calcext:value-type="float">
            <text:p>1248</text:p>
          </table:table-cell>
          <table:table-cell table:formula="of:=[.B22]+[.E22]*[.C22]" office:value-type="float" office:value="1219.072" calcext:value-type="float">
            <text:p>1219,0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1:06:43.823089873</meta:creation-date>
    <dc:date>2016-03-08T14:00:37.500631060</dc:date>
    <meta:editing-duration>PT7M42S</meta:editing-duration>
    <meta:editing-cycles>1</meta:editing-cycles>
    <meta:document-statistic meta:table-count="1" meta:cell-count="132" meta:object-count="0"/>
    <meta:generator>LibreOffice/4.2.8.2$Linux_X86_64 LibreOffice_project/420m0$Build-2</meta:generator>
  </office:meta>
</office:document-meta>
</file>